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ira Code Retina" svg:font-family="'Fira Code Retin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06c43f"/>
    </style:style>
    <style:style style:name="P3" style:family="paragraph" style:parent-style-name="Standard">
      <style:text-properties officeooo:paragraph-rsid="0006c43f"/>
    </style:style>
    <style:style style:name="P4" style:family="paragraph" style:parent-style-name="Standard" style:list-style-name="L2">
      <style:text-properties officeooo:paragraph-rsid="0006c43f"/>
    </style:style>
    <style:style style:name="P5" style:family="paragraph" style:parent-style-name="Standard" style:list-style-name="L3">
      <style:text-properties officeooo:paragraph-rsid="0006c43f"/>
    </style:style>
    <style:style style:name="P6" style:family="paragraph" style:parent-style-name="Standard" style:list-style-name="L4">
      <style:text-properties officeooo:paragraph-rsid="0006c43f"/>
    </style:style>
    <style:style style:name="P7" style:family="paragraph" style:parent-style-name="Standard" style:list-style-name="L5">
      <style:text-properties officeooo:rsid="0006c43f" officeooo:paragraph-rsid="0006c43f"/>
    </style:style>
    <style:style style:name="P8" style:family="paragraph" style:parent-style-name="Standard" style:list-style-name="L5">
      <style:text-properties officeooo:paragraph-rsid="0006c43f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paragraph-rsid="00075533" style:font-weight-asian="bold" style:font-weight-complex="bold"/>
    </style:style>
    <style:style style:name="P11" style:family="paragraph" style:parent-style-name="Standard">
      <style:text-properties fo:font-weight="bold" officeooo:rsid="00075533" officeooo:paragraph-rsid="00075533" style:font-weight-asian="bold" style:font-weight-complex="bold"/>
    </style:style>
    <style:style style:name="P12" style:family="paragraph" style:parent-style-name="Standard">
      <style:text-properties officeooo:paragraph-rsid="00075533"/>
    </style:style>
    <style:style style:name="P13" style:family="paragraph" style:parent-style-name="Standard">
      <style:text-properties fo:font-size="9pt" fo:font-weight="bold" officeooo:paragraph-rsid="00075533" style:font-size-asian="9pt" style:font-weight-asian="bold" style:font-size-complex="9pt" style:font-weight-complex="bold"/>
    </style:style>
    <style:style style:name="P14" style:family="paragraph" style:parent-style-name="Title">
      <style:text-properties fo:font-size="12pt" style:font-size-asian="12pt" style:font-size-complex="12pt"/>
    </style:style>
    <style:style style:name="T1" style:family="text">
      <style:text-properties officeooo:rsid="0006c43f"/>
    </style:style>
    <style:style style:name="T2" style:family="text">
      <style:text-properties style:font-name="Fira Code Retina" fo:font-size="8pt" style:font-size-asian="8pt" style:font-size-complex="8pt"/>
    </style:style>
    <style:style style:name="T3" style:family="text">
      <style:text-properties fo:font-size="9pt" style:font-size-asian="7.84999990463257pt" style:font-size-complex="9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0pt" officeooo:rsid="0006c43f" style:font-size-asian="8.75pt" style:font-size-complex="10pt"/>
    </style:style>
    <style:style style:name="T6" style:family="text">
      <style:text-properties officeooo:rsid="00075533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75533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amien Dubédat</text:p>
      <text:p text:style-name="Standard">4 Impasse de la ferme</text:p>
      <text:p text:style-name="Standard">60560 Orry-la-Ville</text:p>
      <text:p text:style-name="Standard">GSM :06 08 71 67 68</text:p>
      <text:p text:style-name="Standard">Courriel :dubdub@free.fr</text:p>
      <text:p text:style-name="P14">Administrateur système GNU/Linux, Ansible<text:line-break/>Expert en shell<text:line-break/>Formateur GNU/Linux &amp; Logiciels Libres</text:p>
      <text:p text:style-name="Subtitle">Compétences</text:p>
      <text:list xml:id="list1411993769" text:style-name="L1">
        <text:list-item>
          <text:p text:style-name="P1">Système</text:p>
          <text:list>
            <text:list-item>
              <text:p text:style-name="P1"><text:span text:style-name="T3">Maîtrise</text:span> des environnements GNU/Linux (Debian et RedHat), Unix</text:p>
            </text:list-item>
          </text:list>
        </text:list-item>
        <text:list-item>
          <text:p text:style-name="P1">Langages</text:p>
          <text:list>
            <text:list-item>
              <text:p text:style-name="P2">Expert en Shell, bonnes connaissances en HTML, Python, L A TEX, PHP &amp; SQL.</text:p>
            </text:list-item>
          </text:list>
        </text:list-item>
        <text:list-item>
          <text:p text:style-name="P2">Outils</text:p>
          <text:list>
            <text:list-item>
              <text:p text:style-name="P2">Administration</text:p>
              <text:list>
                <text:list-item>
                  <text:p text:style-name="P2">Ansible, AWX, Tower,</text:p>
                </text:list-item>
                <text:list-item>
                  <text:p text:style-name="P2">IBM Workload Scheduler (ex TWS),</text:p>
                </text:list-item>
                <text:list-item>
                  <text:p text:style-name="P2">OVM, VirtualBox.</text:p>
                </text:list-item>
              </text:list>
            </text:list-item>
            <text:list-item>
              <text:p text:style-name="P2">Utilisation</text:p>
              <text:list>
                <text:list-item>
                  <text:p text:style-name="P2">Git, GitHub, GitLab, Framagit,</text:p>
                </text:list-item>
                <text:list-item>
                  <text:p text:style-name="P2">Proxmox, KVM,</text:p>
                </text:list-item>
                <text:list-item>
                  <text:p text:style-name="P2">Jira, Confluence, Bitbucket,</text:p>
                </text:list-item>
                <text:list-item>
                  <text:p text:style-name="P2">CFT.</text:p>
                </text:list-item>
              </text:list>
            </text:list-item>
          </text:list>
        </text:list-item>
        <text:list-item>
          <text:p text:style-name="P2">SGBD</text:p>
          <text:list>
            <text:list-item>
              <text:p text:style-name="P2">Connaissances de l’administration de PostgreSQL, MySQL, Oracle</text:p>
            </text:list-item>
          </text:list>
        </text:list-item>
        <text:list-item>
          <text:p text:style-name="P2">Formations suivies</text:p>
          <text:list>
            <text:list-item>
              <text:p text:style-name="P2">Ansible : Automation with Ansible (DO407) en 2018 par Red Hat. (4 jours)</text:p>
            </text:list-item>
            <text:list-item>
              <text:p text:style-name="P2">AGILE : Introduction et pratique de la méthode AGILE &amp; SCRUM en 2013 par Intelli’N. (2 jours)</text:p>
            </text:list-item>
            <text:list-item>
              <text:p text:style-name="P2">Oracle : Introduction technique à Oracle &amp; Administration Oracle (niveau 1) en 2006 par or@tech. (1+5 jours)</text:p>
            </text:list-item>
            <text:list-item>
              <text:p text:style-name="P2">GNU/Linux : Administration GNU/Linux Redhat en 2003 par Pythagore F.D (10 jours)</text:p>
            </text:list-item>
          </text:list>
        </text:list-item>
        <text:list-item>
          <text:p text:style-name="P2">Formation dispensée</text:p>
          <text:list>
            <text:list-item>
              <text:p text:style-name="P2">GNU/Linux : Préparation à la certification GNU/Linux LPIC101 &amp; 102 en 2012 pour Intelli’N (2 + 4,5 jours)</text:p>
            </text:list-item>
          </text:list>
        </text:list-item>
        <text:list-item>
          <text:p text:style-name="P2">Langue</text:p>
          <text:list>
            <text:list-item>
              <text:p text:style-name="P2">Anglais technique : lu, écrit, traduit et parlé.</text:p>
            </text:list-item>
          </text:list>
        </text:list-item>
        <text:list-item>
          <text:p text:style-name="P2">Certification</text:p>
          <text:list>
            <text:list-item>
              <text:p text:style-name="P2">2011 LPIC 1, LPIC 101 &amp; 102. <text:line-break/>vérification <text:a xlink:type="simple" xlink:href="https://cs.lpi.org/caf/Xamman/certification" text:style-name="Internet_20_link" text:visited-style-name="Visited_20_Internet_20_Link">https://cs.lpi.org/caf/Xamman/certification</text:a> / <text:line-break/>code LPI = LPI000228139<text:line-break/>code de vérification = kanfzh9uuj</text:p>
            </text:list-item>
          </text:list>
        </text:list-item>
      </text:list>
      <text:p text:style-name="Subtitle">Expériences</text:p>
      <text:p text:style-name="P3">Activement bénévole. </text:p>
      <text:p text:style-name="P3">Pour l’association Orry-en-transition</text:p>
      <text:list xml:id="list1384981688" text:style-name="L2">
        <text:list-item>
          <text:p text:style-name="P4">Animation d’un groupe de travail sur l’utilisation des Logiciels Libre en général et GNU/Linux en particulier et la sobriété informatique à l’attention du grand public.</text:p>
        </text:list-item>
        <text:list-item>
          <text:p text:style-name="P4">Recyclage d’ordinateurs par l’utilisation de GNU/Linux Debian.</text:p>
        </text:list-item>
        <text:list-item>
          <text:p text:style-name="P4">Reche<text:span text:style-name="T1">r</text:span>che de documentation relatives à la consommation énergétique des ordinateurs de la fabrication jusqu’à leur recyclage.</text:p>
        </text:list-item>
        <text:list-item>
          <text:p text:style-name="P4">Recherche de liens avec d’autres villes en transition dans l’optique de trouver une informatique moins énergivore et plus respectueuse des données des membres.</text:p>
        </text:list-item>
        <text:list-item>
          <text:p text:style-name="P4">Actions de promotion de l’association : troc aux plantes, tenue de stand, création d’un hôtel à insectes…</text:p>
        </text:list-item>
      </text:list>
      <text:p text:style-name="P3">Oisux, association de promotion des Logiciels Libre sur le secteur géographique de l’Oise.</text:p>
      <text:list xml:id="list1541540127" text:style-name="L3">
        <text:list-item>
          <text:p text:style-name="P5">Tenue de stand lors du salon Open Source Expérience pour la promotion de la distribution éducative Primtux (9 et 10 novembre 2021)</text:p>
        </text:list-item>
        <text:list-item>
          <text:p text:style-name="P5">Tenue de stand Oisux pour le Carnaval des Possible (26 septembre 2021)</text:p>
        </text:list-item>
        <text:list-item>
          <text:p text:style-name="P5">Assistance informatique depuis 2007</text:p>
        </text:list-item>
      </text:list>
      <text:p text:style-name="P3">Orry’Zon association organisatrice d’événements culturels</text:p>
      <text:list xml:id="list3209734063" text:style-name="L4">
        <text:list-item>
          <text:p text:style-name="P6">Pour la bonne réalisation d’une balade musicale</text:p>
        </text:list-item>
        <text:list-item>
          <text:p text:style-name="P6">Pour l’organisation de la 5e Orryginales, concentration de vieilles voitures</text:p>
        </text:list-item>
      </text:list>
      <text:p text:style-name="Standard">Cueillette de plantes médicinales.</text:p>
      <text:p text:style-name="Standard">Veille technologique pour la création d’un coworking.</text:p>
      <text:p text:style-name="Standard">Rédaction (en Markdown et L A TEX) et animation d’une conférence sur Led Zeppelin.</text:p>
      <text:p text:style-name="Standard">Pour le festival de cinéma d’Orry-la-<text:span text:style-name="T1">V</text:span>ille, préparation de la salle, réception des festivaliers, <text:span text:style-name="T1">sélection des courts-métrages</text:span>.</text:p>
      <text:p text:style-name="Standard">Rédaction, toujours en cours, d’une formation sur Ansible</text:p>
      <text:p text:style-name="Standard"><text:span text:style-name="T4">Système</text:span> : Debian, CentOS</text:p>
      <text:p text:style-name="Standard"><text:span text:style-name="T4">Langages</text:span> : Shell, Markdown, L A TEX</text:p>
      <text:p text:style-name="Standard"><text:soft-page-break/><text:span text:style-name="T4">Outils</text:span> : Ansible, Git, pandoc, sécateur, ciseaux...</text:p>
      <text:p text:style-name="Standard"/>
      <text:p text:style-name="Standard">2022–2022 <text:span text:style-name="T6">(6 mois) </text:span>Administrateur système GNU/Linux N2/N3, SNCF, Lyon/La Défense, Modis.</text:p>
      <text:p text:style-name="P9">Administrateur système</text:p>
      <text:p text:style-name="Standard">Sur remontée d’incidents depuis ServiceNow :</text:p>
      <text:p text:style-name="Standard">- Application de consignes pour la reprise de traitements depuis Dollar Universe</text:p>
      <text:p text:style-name="Standard">- Recherche de cause de problème de charge machine</text:p>
      <text:p text:style-name="Standard">- Action sur LVM, augmentation et diminution de taille de partitions</text:p>
      <text:p text:style-name="Standard">- Utilisation de DataDog, Centreon</text:p>
      <text:p text:style-name="Standard">- Action d’administration sur le Cloud (action sur des Load Balancers)</text:p>
      <text:p text:style-name="Standard">- Présence à des réunions et actions pour la résolution d’incidents majeurs</text:p>
      <text:p text:style-name="Standard">- Tentative d’amélioration et de correction de consignes, de scripts et de la gestion des documentations</text:p>
      <text:p text:style-name="Standard">- Rédaction de documentations à mon attention et de celle de mes collègues pour la gestion de LVM et des différentes commandes d’analyse système (<text:span text:style-name="T2">top</text:span>, <text:span text:style-name="T2">iostat</text:span>, <text:span text:style-name="T2">pidstat</text:span>. ... )</text:p>
      <text:p text:style-name="Standard"><text:span text:style-name="T4">Système</text:span> : RedHat, Ubuntu</text:p>
      <text:p text:style-name="Standard"><text:span text:style-name="T4">Langages </text:span>: Shell</text:p>
      <text:p text:style-name="Standard"><text:span text:style-name="T4">Cloud : </text:span>Azure</text:p>
      <text:p text:style-name="Standard">Outils : ServiceNow, DataDog, Centreon</text:p>
      <text:p text:style-name="Standard"/>
      <text:p text:style-name="Standard">2022–2022 <text:span text:style-name="T6">(1,5 mois) </text:span>Ingénieur DevOps GNU/Linux, EU-Lisa, Strasbourg, Next-Ventures.</text:p>
      <text:p text:style-name="P9">Ingénieur DevOps</text:p>
      <text:p text:style-name="Standard">Dans un environnement exclusivement anglophone</text:p>
      <text:p text:style-name="Standard">- Rédaction de playbook et de rôles pour la gestion de Pod Kubernetes</text:p>
      <text:p text:style-name="Standard">- Assistance à la rédaction de scripts d’administration applicative</text:p>
      <text:p text:style-name="Standard"><text:span text:style-name="T4">Système </text:span>: RedHat</text:p>
      <text:p text:style-name="Standard"><text:span text:style-name="T4">Langage</text:span> : Shell</text:p>
      <text:p text:style-name="Standard"><text:span text:style-name="T4">Outils</text:span> : Ansible, Kubernetes, Git</text:p>
      <text:p text:style-name="Standard"/>
      <text:p text:style-name="Standard">2019–2021 <text:span text:style-name="T6">(19 mois) </text:span>Ingénieur Infra GNU/Linux, Bforbank, La Défense, SSIELL.</text:p>
      <text:p text:style-name="P9">Ingénieur Infra<text:span text:style-name="T6">structure</text:span></text:p>
      <text:p text:style-name="Standard">Gestion de migration de serveurs</text:p>
      <text:p text:style-name="Standard">- Planification, réalisation de migration de serveurs de Red Hat 6.6 en 7.7</text:p>
      <text:p text:style-name="Standard">- Analyse de l’existant, homogénéisation des scripts, amélioration de l’existant</text:p>
      <text:p text:style-name="Standard">- Gestion d’incidents des systèmes (configuration système et outils)</text:p>
      <text:p text:style-name="Standard">- Gestion des demandes auprès de l’hébergeur</text:p>
      <text:p text:style-name="Standard">Création de playbooks Ansible pour la création d’un socle Linux commun à tous les serveurs</text:p>
      <text:p text:style-name="Standard">Gestion de dépôts Git</text:p>
      <text:p text:style-name="Standard">Validation des évolutions des scripts</text:p>
      <text:p text:style-name="Standard">Support des changements IWS</text:p>
      <text:p text:style-name="Standard">Rédaction de documentations</text:p>
      <text:p text:style-name="Standard"><text:span text:style-name="T4">Système </text:span>: RedHat</text:p>
      <text:p text:style-name="Standard"><text:span text:style-name="T4">Langages</text:span> : Shell</text:p>
      <text:p text:style-name="Standard"><text:span text:style-name="T4">Outils</text:span> : Ansible, IWS, Git</text:p>
      <text:p text:style-name="Standard"/>
      <text:p text:style-name="P12">2018–2019 <text:span text:style-name="T6">(</text:span>18 mois<text:span text:style-name="T6">) </text:span>Gestionnaire de postes GNU/Linux, STET, La Défense, SSIELL via BK OSI.</text:p>
      <text:p text:style-name="P9">Administrateur GNU/Linux</text:p>
      <text:p text:style-name="Standard">Administration des postes GNU/Linux Ubuntu avec Ansible</text:p>
      <text:p text:style-name="Standard">- Rédaction et amélioration des PlayBooks Ansible</text:p>
      <text:p text:style-name="Standard">- Installation, configuration et maintien à jour des postes GNU/Linux Ubuntu</text:p>
      <text:p text:style-name="Standard">- Amélioration de la sécurité des postes (Hardening)</text:p>
      <text:p text:style-name="Standard">Gestion de stock de pièces</text:p>
      <text:p text:style-name="Standard">Inventaire des configurations, des postes et pièces détachées</text:p>
      <text:p text:style-name="Standard">Réalisation d’un serveur PXE et d’un serveur de paquets DEB</text:p>
      <text:p text:style-name="Standard">Rédaction de documentations sur les PlayBooks et les serveurs montés</text:p>
      <text:p text:style-name="Standard">Administrateur des applications AWX, Jira et Confluence de Atlassian</text:p>
      <text:p text:style-name="Standard"><text:span text:style-name="T4">Système </text:span>: Ubuntu, Debian</text:p>
      <text:p text:style-name="Standard"><text:span text:style-name="T4">Langages</text:span> : Shell, Python</text:p>
      <text:p text:style-name="Standard"><text:span text:style-name="T4">Outils</text:span> : Ansible, AWX, Promox</text:p>
      <text:p text:style-name="Standard"/>
      <text:p text:style-name="Standard">2018 <text:span text:style-name="T6">(5 mois) </text:span>Administrateur déploiements applicatif, Generali, Saint-Denis, SSIELL via Apside.</text:p>
      <text:p text:style-name="P9">Administration de la solution Serena de Micro Focus</text:p>
      <text:p text:style-name="Standard">Administration de la solution</text:p>
      <text:p text:style-name="Standard">Ajustement de la configuration des outils de déploiements</text:p>
      <text:p text:style-name="Standard">Gestion de configuration Ansible</text:p>
      <text:p text:style-name="Standard">Modification de scripts Shell pour la gestion d’un dépôt de fichiers et pour la parallélisation</text:p>
      <text:p text:style-name="Standard">des commandes JBoss</text:p>
      <text:p text:style-name="Standard">Correction de scripts Groovy</text:p>
      <text:p text:style-name="Standard"><text:span text:style-name="T4">Système </text:span>: Red Hat</text:p>
      <text:p text:style-name="Standard"><text:span text:style-name="T4">Langages</text:span> : Shell, Groovy</text:p>
      <text:p text:style-name="Standard"><text:span text:style-name="T4">Outils </text:span>: Ansible, SBM, SDA</text:p>
      <text:p text:style-name="Standard"><text:soft-page-break/></text:p>
      <text:p text:style-name="Standard">2014–2018 <text:span text:style-name="T6">(42 mois) </text:span>Administrateur IWS, expert Shell, BforBank, La Défense, SSIELL.</text:p>
      <text:p text:style-name="P9">Administration de l’ordonnanceur IWS &amp; expert Shell.</text:p>
      <text:p text:style-name="Standard">Administration de IWS :</text:p>
      <text:p text:style-name="Standard">- Montée de version de l’ordonnanceur IWS, moteurs et agents, de la version 8.5 à la 9.2,</text:p>
      <text:p text:style-name="Standard">- Migration des moteurs de Windows TM vers GNU/Linux RedHat</text:p>
      <text:p text:style-name="Standard">- Définition et mise en place de nouvelles normes des objets IWS,</text:p>
      <text:p text:style-name="Standard">- Rédaction de la procédure de livraison des objets IWS.</text:p>
      <text:p text:style-name="Standard">- Création et maintenance des scripts d’administration et de surveillance (Centreon),</text:p>
      <text:p text:style-name="Standard">- Création de chaînes complexes (conditions multiples, gestion d’événements, etc... ),</text:p>
      <text:p text:style-name="Standard">- Gestion des calendriers.</text:p>
      <text:p text:style-name="Standard">Ingénieur de production :</text:p>
      <text:p text:style-name="Standard">- Rédaction de documentations,</text:p>
      <text:p text:style-name="Standard">- Recherche et traitement sur des fichiers (find, sed, awk . . . ,)</text:p>
      <text:p text:style-name="Standard">- Suivi de la production : reprise de traitements, corrections de chaînes et/ou de scripts,</text:p>
      <text:p text:style-name="Standard">- Relations avec les autres équipes autant internes qu’externes (IBM et autres partenaires de la banque),</text:p>
      <text:p text:style-name="Standard">Expert Shell :</text:p>
      <text:p text:style-name="Standard">- Gestion des versions des scripts par Git,</text:p>
      <text:p text:style-name="Standard">- Modification et création de scripts,</text:p>
      <text:p text:style-name="Standard">- Rédaction de bonnes pratiques à l’utilisation de serveurs GNU/Linux,</text:p>
      <text:p text:style-name="Standard">- Création de scripts de contrôle de fichiers par Sentinel ou GateWay, d’interrogation</text:p>
      <text:p text:style-name="Standard">Oracle et MySQL, de sauvegarde MySQL et PostgreSQL, et d’inter-action avec le logiciel Core BanKing T24 (Temenos),</text:p>
      <text:p text:style-name="Standard">- Animation de micro-formations dispensées auprès de mes collègues sur Unix &amp; GNU/Linux, Shell, Logiciels libres,</text:p>
      <text:p text:style-name="Standard"><text:span text:style-name="T4">Système </text:span>: Red Hat</text:p>
      <text:p text:style-name="Standard"><text:span text:style-name="T4">SGBD </text:span>: Oracle, DB2, MySQL, PostgreSQL</text:p>
      <text:p text:style-name="Standard"><text:span text:style-name="T4">Langages </text:span>: Shell, SQL</text:p>
      <text:p text:style-name="Standard"><text:span text:style-name="T4">Outils </text:span>: IWS, CFT, Sentinel, GateWay, Centreon, Git</text:p>
      <text:p text:style-name="Standard"/>
      <text:p text:style-name="Standard">2013–2014 <text:span text:style-name="T6">(12 mois) </text:span>Administrateur Système GNU/Linux, DBA junior, Cour des Comptes, Paris.</text:p>
      <text:p text:style-name="P9">Administration de système Linux &amp; bases de données.</text:p>
      <text:p text:style-name="Standard">Mise en place d’un serveur Debian pour la :</text:p>
      <text:p text:style-name="Standard">- Mise en place d’une base documentaire avec Dokuwiki,</text:p>
      <text:p text:style-name="Standard">- d’une centralisation des mots de passe avec KeePassX,</text:p>
      <text:p text:style-name="Standard">- Mise à jour de Nagios.</text:p>
      <text:p text:style-name="Standard">Administration de bases de données Oracle &amp; MySQL :</text:p>
      <text:p text:style-name="Standard">- Rédaction de documentations relatives à l’administration des applications, du système GNU/Linux et bases de données.</text:p>
      <text:p text:style-name="Standard">- Rédaction de consignes et de procédures pour la gestion des applications.</text:p>
      <text:p text:style-name="Standard">Rédaction de scripts :</text:p>
      <text:p text:style-name="Standard">- d’analyse des LUN NetApp et IBM,</text:p>
      <text:p text:style-name="Standard">- de cartographie réseau avec NMAP.</text:p>
      <text:p text:style-name="Standard">Administration du serveur Oracle VM,</text:p>
      <text:p text:style-name="Standard">- Administration de serveurs Oracle GNU/Linux sous Oracle VM,</text:p>
      <text:p text:style-name="Standard">- Création de squelettes Oracle GNU/Linux sur VMware</text:p>
      <text:p text:style-name="Standard">- Installation et configuration d’un serveur Oracle VM Server, OVS.</text:p>
      <text:p text:style-name="Standard">- Création de prototype Nagios sur CentOS et Debian</text:p>
      <text:p text:style-name="Standard"><text:span text:style-name="T4">Système </text:span>: Oracle Linux, CentOS, Debian</text:p>
      <text:p text:style-name="Standard"><text:span text:style-name="T4">Langages </text:span>: Shell, SQL</text:p>
      <text:p text:style-name="Standard"><text:span text:style-name="T4">SGBD </text:span>: Oracle, MySQL</text:p>
      <text:p text:style-name="Standard"><text:span text:style-name="T4">Outils </text:span>: OVM, VMware, TINA</text:p>
      <text:p text:style-name="Standard"/>
      <text:p text:style-name="P12">2012 <text:span text:style-name="T6">(</text:span>6 mois<text:span text:style-name="T6">) </text:span>Expert TWS, Véolia, Saint-Maurice, SSIELL via Logware.</text:p>
      <text:p text:style-name="P10">Expert TWS</text:p>
      <text:p text:style-name="P12">Migration TWS 8.3 vers un TWS 8.6 (210 workstations)</text:p>
      <text:p text:style-name="Standard">- Création de scripts Unix et SQL (Oracle) pour réaliser un inventaire des objets TWS et supprimer les obsolètes,</text:p>
      <text:p text:style-name="Standard">- Analyse des ressources systèmes pour l’installation de TWS 8.6,</text:p>
      <text:p text:style-name="Standard">- Rédaction de feuille de route de la migration,</text:p>
      <text:p text:style-name="Standard">- Animation de réunions de travail autour de la migration,</text:p>
      <text:p text:style-name="Standard">- Proposition d’organisation d’une production avec TWS,</text:p>
      <text:p text:style-name="Standard">- Validation de la migration par de nombreux tests,</text:p>
      <text:p text:style-name="Standard">- Rédaction de scripts pour la migration des données TWS,</text:p>
      <text:p text:style-name="Standard">- Rédaction de la procédure de migration,</text:p>
      <text:p text:style-name="Standard">Administrateur applicatif</text:p>
      <text:p text:style-name="Standard">- Rédaction de scripts et de consignes</text:p>
      <text:p text:style-name="Standard"><text:span text:style-name="T4">Système </text:span>: GNU/Linux RedHat &amp; Suse</text:p>
      <text:p text:style-name="Standard"><text:span text:style-name="T4">Langages </text:span>: Shell</text:p>
      <text:p text:style-name="Standard"><text:span text:style-name="T4">SGBD </text:span>: Oracle</text:p>
      <text:p text:style-name="Standard"><text:span text:style-name="T4">Outils </text:span>: TWS</text:p>
      <text:p text:style-name="Standard"/>
      <text:p text:style-name="Standard">2012 <text:span text:style-name="T6">(6,5 jours) </text:span>Formateur GNU/Linux, Intelli’n, Soissons, SSIELL.</text:p>
      <text:p text:style-name="Standard"><text:span text:style-name="T7">Formateur</text:span>, en binôme</text:p>
      <text:p text:style-name="Standard"><text:soft-page-break/>9 élèves candidats à la certification LPIC101 &amp; LPIC102</text:p>
      <text:p text:style-name="Standard">6 certifiés aux examens 101 &amp; 102 et 2 au 102</text:p>
      <text:p text:style-name="Standard">2 jours de formation pour le niveau 101</text:p>
      <text:p text:style-name="Standard">4,5 jours pour le niveau 102</text:p>
      <text:p text:style-name="Standard">1/2 journée pour les deux évaluations</text:p>
      <text:p text:style-name="Standard"/>
      <text:p text:style-name="Standard">2011–2012 <text:span text:style-name="T6">(8 mois) </text:span>Expert TWS, Air France, Orly, SSIELL via Proord.</text:p>
      <text:p text:style-name="P12"><text:span text:style-name="T8">Expert TWS</text:span></text:p>
      <text:p text:style-name="P12">Migration de deux environnements d’un TWS 8.2 vers un TWS 8.5 (environ 200 et 120 workstations)</text:p>
      <text:p text:style-name="Standard">Formation découverte de GNU/Linux après d’un collègue Air France (15 heures)</text:p>
      <text:p text:style-name="Standard">- Rédaction d’une formation TWS à l’attention de collègues Air France</text:p>
      <text:p text:style-name="Standard">Création de scripts d’aide à la gestion de la production Unix / GNU/Linux sur TWS :</text:p>
      <text:p text:style-name="Standard">- récupération des traitements trop fréquemment en erreur</text:p>
      <text:p text:style-name="Standard">- automatisation d’envoi de message d’information d’erreur</text:p>
      <text:p text:style-name="Standard">- nettoyage des objets obsolètes (calendrier, traitement orphelin, chaîne vide, etc...)</text:p>
      <text:p text:style-name="Standard">- génération de pages HTML contenant les informations des chaînes et un schéma des</text:p>
      <text:p text:style-name="Standard">enchaînements des traitements</text:p>
      <text:p text:style-name="Standard"><text:span text:style-name="T4">Système </text:span>: GNU/Linux RedHat</text:p>
      <text:p text:style-name="Standard"><text:span text:style-name="T4">Langages </text:span>: Shell</text:p>
      <text:p text:style-name="Standard"><text:span text:style-name="T4">SGBD </text:span>: DB2</text:p>
      <text:p text:style-name="Standard"><text:span text:style-name="T4">Outils </text:span>: TWS</text:p>
      <text:p text:style-name="Standard"/>
      <text:p text:style-name="P12">2011–2011 <text:span text:style-name="T6">(</text:span>6 mois - temps partiel) Expert TWS, BforBank, La Défense, SSIELL.</text:p>
      <text:p text:style-name="P10">Expert TWS </text:p>
      <text:p text:style-name="P12">Pilotage de l’ETL par TWS.</text:p>
      <text:p text:style-name="Standard">Installation de l’agent TWS sur les nouveaux serveur ETL Powercenter</text:p>
      <text:p text:style-name="Standard">Configuration des moteurs TWS pour gérer ces nouveaux agents</text:p>
      <text:p text:style-name="Standard">Création de scripts de gestion de l’ETL dans la production TWS</text:p>
      <text:p text:style-name="Standard"><text:span text:style-name="T4">Système </text:span>: GNU/Linux RedHat</text:p>
      <text:p text:style-name="Standard"><text:span text:style-name="T4">Langages </text:span>: Shell</text:p>
      <text:p text:style-name="Standard"><text:span text:style-name="T4">Outils </text:span>: TWS, Powercenter</text:p>
      <text:p text:style-name="Standard"/>
      <text:p text:style-name="P12">2010–2011 <text:span text:style-name="T6">(7 mois - plein temps puis partiel) </text:span>Ingénieur de production, La Mutualité Française, Paris XV, SSIELL via Profilhom.</text:p>
      <text:p text:style-name="P10">Ingénieur de production</text:p>
      <text:p text:style-name="P3">Analyse et amélioration de l’utilisation d’un LDAP en synchronisation.</text:p>
      <text:p text:style-name="Standard">Rédaction de documentations relatives à la gestion des incidents de production et des actions de mises à jour des environnements de recette, pré-production et production</text:p>
      <text:p text:style-name="Standard">Gestion des incidents de la production gérée par $U</text:p>
      <text:p text:style-name="Standard">Écriture de scripts pour :</text:p>
      <text:p text:style-name="Standard">- récupérer les données des deux LDAP</text:p>
      <text:p text:style-name="Standard">- faire des statistiques</text:p>
      <text:p text:style-name="Standard">- faire des mises en production</text:p>
      <text:p text:style-name="Standard">- sauvegarder le LDAP</text:p>
      <text:p text:style-name="Standard"><text:span text:style-name="T4">Système </text:span>: GNU/Linux RedHat</text:p>
      <text:p text:style-name="Standard"><text:span text:style-name="T4">Langages </text:span>: Shell</text:p>
      <text:p text:style-name="Standard"><text:span text:style-name="T4">Outils </text:span>: $U, LDAP</text:p>
      <text:p text:style-name="Standard"/>
      <text:p text:style-name="Standard">2009–2010 <text:span text:style-name="T6">(12 mois) </text:span>Ingénieur de production, BforBank, La Défense, SSIELL via ITS Group.</text:p>
      <text:p text:style-name="P10"><text:span text:style-name="T6">Ingénieur de production</text:span></text:p>
      <text:p text:style-name="P12">Mise en place de la production informatique de la nouvelle banque en ligne BforBank.</text:p>
      <text:p text:style-name="Standard">Rédaction et application des normes de la production : arborescence, nom des scripts, des traces et des objets TWS,</text:p>
      <text:p text:style-name="Standard">Mise en place et administration d’un Wiki,</text:p>
      <text:p text:style-name="Standard">Création, dans ce wiki, d’un tableau de bord de la production c’est-à-dire les exécutions et la configuration des traitements TWS</text:p>
      <text:p text:style-name="Standard">Création de scripts Unix, GNU/Linux et batch Windows pour CFT, T24, DB2, Oracle et l’administration système et applicative Unix - GNU/Linux</text:p>
      <text:p text:style-name="Standard">Création de documentations relatives à l’administration système et applicative,</text:p>
      <text:p text:style-name="Standard">Administration système des serveurs de tests (Debian, RedHat, AIX),</text:p>
      <text:p text:style-name="Standard">Expert TWS</text:p>
      <text:p text:style-name="Standard">- Mise en place de la production dans TWS</text:p>
      <text:p text:style-name="Standard">- Mise en place d’un serveur de secours de TWS</text:p>
      <text:p text:style-name="Standard">- Création de scripts nécessaires à la sauvegarde et l’écrasement de la base de données DB2 pour le serveur de secours</text:p>
      <text:p text:style-name="Standard">- Configuration de ces traitements dans TWS</text:p>
      <text:p text:style-name="Standard">- Rédaction d’une procédure de bascule de moteur TWS</text:p>
      <text:p text:style-name="Standard">- Formation</text:p>
      <text:p text:style-name="P3"><text:span text:style-name="T4">Système </text:span>: GNU/Linux RedHat, Debian, AIX</text:p>
      <text:p text:style-name="Standard"><text:span text:style-name="T4">Langages </text:span>: Shell</text:p>
      <text:p text:style-name="Standard"><text:span text:style-name="T4">Outils </text:span>: TWS, CFT</text:p>
      <text:p text:style-name="Standard"/>
      <text:p text:style-name="P3">2008–2009 <text:span text:style-name="T6">(6 mois) </text:span>Développeur S<text:span text:style-name="T6">hell</text:span>, Agence pour l’Informatique Financière de l’État, Noisy le Grand, SSIELL via Progressive.</text:p>
      <text:p text:style-name="P11">Développeur Shell</text:p>
      <text:p text:style-name="Standard"><text:soft-page-break/>Réalisation d’une application de distribution de fichiers sur l’ensemble des serveurs du projet CHORUS.</text:p>
      <text:p text:style-name="Standard">Analyse de l’existent, rédaction des spécifications, écriture de l’application en shell, rédaction des consignes d’utilisation, test de la solution</text:p>
      <text:p text:style-name="Standard">Amélioration de scripts de sauvegarde de fichiers de configuration des équipements réseaux.</text:p>
      <text:p text:style-name="Standard">Création de scripts pour la génération de fichiers .XLS de la configuration du NAS</text:p>
      <text:p text:style-name="Standard"><text:span text:style-name="T4">Système </text:span>: GNU/Linux RedHat</text:p>
      <text:p text:style-name="Standard"><text:span text:style-name="T4">Langages </text:span>: Shell</text:p>
      <text:p text:style-name="Standard"/>
      <text:p text:style-name="Standard">2007–2008 <text:span text:style-name="T6">(18 mois) </text:span>Ingénieur de production, SDDC par NetLevel, Paris III.</text:p>
      <text:p text:style-name="P11">Ingénieur de production</text:p>
      <text:p text:style-name="P3">Rédaction de scripts pour l’analyse de l’exploitation et pour la mise en place de nouvelles chaînes.</text:p>
      <text:p text:style-name="Standard">Réalisation de scripts d’aide à l’utilisation et à la configuration de TWS.</text:p>
      <text:p text:style-name="Standard"><text:span text:style-name="T1">A</text:span>nalyse de l’architecture Unix des applications CFT, TWS &amp; des DataWareHouses en vue d’une migration des serveurs de SunOS en IBM AIX.</text:p>
      <text:p text:style-name="Standard">Administration système niveau I &amp; II des serveurs AIX.</text:p>
      <text:p text:style-name="Standard">Création d’une application de surveillance de la dérive du temps des traitements à l’aide de PHP et de MySQL sur un serveur Debian.</text:p>
      <text:p text:style-name="P3">Création de requêtes SQL pour la surveillance des traitements applicatifs.</text:p>
      <text:p text:style-name="P3">Mise en place de nouveaux traitements applicatifs.</text:p>
      <text:p text:style-name="Standard">Rédaction de consignes à l’attention des collègues et des pilotes.</text:p>
      <text:p text:style-name="Standard">Support à la rédaction de scripts Unix.</text:p>
      <text:p text:style-name="Standard">Configuration des transferts CFT.</text:p>
      <text:p text:style-name="Standard">Administration de l’ordonnanceur TWS</text:p>
      <text:p text:style-name="Standard">Administration de l’ETL PowerCenter d’informatica</text:p>
      <text:p text:style-name="Standard"><text:span text:style-name="T4">Système </text:span>: Unix SunOs, GNU/Linux Debian, Unix IBM AIX.</text:p>
      <text:p text:style-name="Standard"><text:span text:style-name="T4">Langages </text:span>: Shell et PHP</text:p>
      <text:p text:style-name="Standard"><text:span text:style-name="T4">SGBD </text:span>: Oracle, MySQL.</text:p>
      <text:p text:style-name="Standard"><text:span text:style-name="T4">Outils </text:span>: TWS, CFT et PowerCenter d’informatica</text:p>
      <text:p text:style-name="Standard"/>
      <text:p text:style-name="Standard">2006–2007 <text:span text:style-name="T6">(6 mois) </text:span>Analys<text:span text:style-name="T6">t</text:span>e d’exploitation, intégrateur, HSBC par NetLevel, La Défense.</text:p>
      <text:p text:style-name="P10">Analys<text:span text:style-name="T6">t</text:span>e d’exploitation, intégrateur</text:p>
      <text:p text:style-name="Standard">Mise en place de l’industrialisation des livraisons Unix &amp; WindowsTM.</text:p>
      <text:p text:style-name="Standard">Création de scripts ksh et .bat.</text:p>
      <text:p text:style-name="Standard">Gestion des changements.</text:p>
      <text:p text:style-name="Standard">Administration de l’ordonnanceur $Universe.</text:p>
      <text:p text:style-name="Standard">Diagnostic et résolution d’incidents et problèmes de production.</text:p>
      <text:p text:style-name="Standard">Analyse de performance de nouvelles versions d’applications.</text:p>
      <text:p text:style-name="Standard"><text:span text:style-name="T4">Système </text:span>: Unix SunOs, GNU/Linux Suse</text:p>
      <text:p text:style-name="Standard"><text:span text:style-name="T4">Langages </text:span>: Shell et Perl</text:p>
      <text:p text:style-name="Standard"><text:span text:style-name="T4">SGBD </text:span>: Oracle, Sybase, Access</text:p>
      <text:p text:style-name="Standard"><text:span text:style-name="T4">Outils </text:span>: $Universe, DBArtisan.</text:p>
      <text:p text:style-name="Standard"/>
      <text:p text:style-name="Standard">2006 <text:span text:style-name="T6">(9 mois) </text:span>Ingénieur applicatif Unix, Natexis-Altaïr par NetLevel, Lognes.</text:p>
      <text:p text:style-name="P10">Ingénieur applicatif </text:p>
      <text:p text:style-name="P12">Administration d’applications Unix sous SunOs, Hp &amp; GNU/Linux.</text:p>
      <text:p text:style-name="Standard">Développement de scripts pour les mises en production.</text:p>
      <text:p text:style-name="Standard">- Paramétrage d’outils TSM, Sysload, Monitor.</text:p>
      <text:p text:style-name="Standard">- Gestion des changements : applicatif, système.</text:p>
      <text:p text:style-name="Standard"><text:span text:style-name="T4">Système </text:span>: Unix HP, SunOs, GNU/Linux.</text:p>
      <text:p text:style-name="Standard"><text:span text:style-name="T4">Langages </text:span>: Shell et Perl.</text:p>
      <text:p text:style-name="Standard"><text:span text:style-name="T4">SGBD </text:span>: Oracle, Sybase.</text:p>
      <text:p text:style-name="Standard"><text:span text:style-name="T4">Outils </text:span>: Sysload, VmWare, Mon.</text:p>
      <text:p text:style-name="Standard"/>
      <text:p text:style-name="Standard">2005 <text:span text:style-name="T6">(12 mois) </text:span>Ingénieur d’exploitation Unix, Roche par NetLevel, Neuilly sur Seine.</text:p>
      <text:p text:style-name="P12"><text:span text:style-name="T7">Ingénieur d’exploitation</text:span> </text:p>
      <text:p text:style-name="P12">Adaptation de l’exploitation Unix, Windows et SAP de l’ordonnanceur Unicenter vers Tivoli Workload Scheduler.</text:p>
      <text:p text:style-name="Standard">Développement de scripts pour la récupération de données depuis TWS vers Excel.</text:p>
      <text:p text:style-name="Standard">Mise en place d’une procédure de demande de changements pour l’ordonnancement.</text:p>
      <text:p text:style-name="Standard">Administration de TWS.</text:p>
      <text:p text:style-name="Standard">Utilisation de SAP.</text:p>
      <text:p text:style-name="Standard"><text:span text:style-name="T4">Système </text:span>: Unix HP</text:p>
      <text:p text:style-name="Standard"><text:span text:style-name="T4">Langage </text:span>: Shell et Perl</text:p>
      <text:p text:style-name="Standard"><text:span text:style-name="T4">SGBD </text:span>: Oracle.</text:p>
      <text:p text:style-name="Standard"><text:span text:style-name="T4">Outils </text:span>: TWS.</text:p>
      <text:p text:style-name="Standard"/>
      <text:p text:style-name="Standard">2004 <text:span text:style-name="T6">(6 mois) </text:span>Analyste d’exploitation Unix, Cetelem par NetLevel, St Ouen.</text:p>
      <text:p text:style-name="P10">Analyste d’exploitation </text:p>
      <text:p text:style-name="P12">Pour la comptabilité, développement et correction de scripts.</text:p>
      <text:p text:style-name="Standard">Analyse / reprise de traitements incidentés, mise en recette et en production.</text:p>
      <text:p text:style-name="Standard">Utilisation de l’ordonnanceur Unicenter de Computer Associates et des sauvegardes par Tivoli Storage Manager.</text:p>
      <text:p text:style-name="Standard">Restauration de fichiers par TSM.</text:p>
      <text:p text:style-name="Standard"><text:soft-page-break/><text:span text:style-name="T4">Système </text:span>: Unix SunOs</text:p>
      <text:p text:style-name="Standard"><text:span text:style-name="T4">SGBD </text:span>: Oracle.</text:p>
      <text:p text:style-name="Standard"><text:span text:style-name="T4">Langage </text:span>: Shell</text:p>
      <text:p text:style-name="Standard"><text:span text:style-name="T4">Outils </text:span>: Unicenter, Tivoli Storage Manager.</text:p>
      <text:p text:style-name="Standard"/>
      <text:p text:style-name="Standard">2003–2004 <text:span text:style-name="T6">(8 mois) </text:span>Analyste d’exploitation Unix &amp; NT, EDF par Atos, Clamart.</text:p>
      <text:p text:style-name="P10">Analyste d’exploitation</text:p>
      <text:p text:style-name="Standard">Sur GNU/Linux, correction de scripts bash pour la surveillance de traces d’exploitation.</text:p>
      <text:p text:style-name="Standard">Utilisation de l’ordonnanceur Control-M et des sauvegardes par Networker.</text:p>
      <text:p text:style-name="Standard">Réalisation d’actions demandées pour l’installation de nouvelles applications.</text:p>
      <text:p text:style-name="Standard"><text:span text:style-name="T4">Système </text:span>: GNU/Linux Red Hat,Unix SunOs</text:p>
      <text:p text:style-name="Standard"><text:span text:style-name="T4">Langage </text:span>: Shell</text:p>
      <text:p text:style-name="Standard"><text:span text:style-name="T4">SGBD </text:span>: Oracle client Windows, serveur Unix.</text:p>
      <text:p text:style-name="Standard"><text:span text:style-name="T4">Outils </text:span>: Control-M, Networker.</text:p>
      <text:p text:style-name="Standard"/>
      <text:p text:style-name="Standard">2001–2003 <text:span text:style-name="T6">(30 mois) </text:span>Analyste d’exploitation Unix, NT &amp; VMS, Crédit Lyonnais par Atos, La Défense.</text:p>
      <text:p text:style-name="P10">Analyste d’exploitation </text:p>
      <text:p text:style-name="P12">Analyse et résolution des incidents applicatifs (Summit, EAI, Murex...) &amp; systèmes (HP Ux &amp; SunOs).</text:p>
      <text:p text:style-name="Standard">Création de consignes,</text:p>
      <text:p text:style-name="Standard">Développement de scripts pour la gestion de comptes Unix &amp; Sybase et l’exploitation d’un EAI.</text:p>
      <text:p text:style-name="Standard">Amélioration des scripts d’exploitation de l’application Summit.</text:p>
      <text:p text:style-name="Standard">Surveillance Tivoli, Administration de l’ordonnanceur $Universe et des sauvegardes par Networker.</text:p>
      <text:p text:style-name="Standard">Migration d’une production d’Unix HP vers SunOs pour l’application Summit.</text:p>
      <text:p text:style-name="Standard"><text:span text:style-name="T4">Système </text:span>: Unix HP et SunOs, VMS &amp; NT</text:p>
      <text:p text:style-name="Standard"><text:span text:style-name="T4">SGBD </text:span>: Sybase &amp; Oracle.</text:p>
      <text:p text:style-name="Standard"><text:span text:style-name="T4">Langage </text:span>: Shell et SQL</text:p>
      <text:p text:style-name="Standard"><text:span text:style-name="T4">Outils </text:span>: Surveillance Tivoli, $Universe, Networker.</text:p>
      <text:p text:style-name="Standard"/>
      <text:p text:style-name="Standard">2000–2001 <text:span text:style-name="T6">(3 mois) </text:span>Technicien d’exploitation Unix, NT &amp; VMS, Crédit Lyonnais par Atos, Paris XI.</text:p>
      <text:p text:style-name="P10">Technicien d’exploitation </text:p>
      <text:p text:style-name="P12">Application de consignes pour la résolution d’incidents de production.</text:p>
      <text:p text:style-name="P3">Utilisation de la surveillance Tivoli, utilisation de l’ordonnanceur $Universe et restauration des sauvegardes par Networker.</text:p>
      <text:p text:style-name="P3">Application des consignes sur remontée d’incident</text:p>
      <text:p text:style-name="Standard"><text:span text:style-name="T4">Système </text:span>: Unix HP et SunOs, VMS &amp; NT</text:p>
      <text:p text:style-name="Standard"><text:span text:style-name="T4">SGBD </text:span>: Sybase</text:p>
      <text:p text:style-name="Standard"><text:span text:style-name="T4">Outils </text:span>: Surveillance Tivoli, $Universe, Networker.</text:p>
      <text:p text:style-name="Standard"/>
      <text:p text:style-name="Standard">2000 <text:span text:style-name="T6">(3 mois) </text:span>Technicien d’exploitation Unix, France Télécom Câble par Seevia, Malakoff.</text:p>
      <text:p text:style-name="P10">Technicien d’exploitation</text:p>
      <text:p text:style-name="P12">Surveillance de processus Oracle, gestion des sauvegardes.</text:p>
      <text:p text:style-name="Standard">Administration de l’ordonnanceur $Universe.</text:p>
      <text:p text:style-name="Standard">Création de scripts pour la gestion de sauvegardes et mises en production.</text:p>
      <text:p text:style-name="Standard"><text:span text:style-name="T4">Système </text:span>: Unix SunOs</text:p>
      <text:p text:style-name="Standard"><text:span text:style-name="T4">Langages </text:span>: Shell et HTML</text:p>
      <text:p text:style-name="Standard"><text:span text:style-name="T4">SGBD </text:span>: Oracle.</text:p>
      <text:p text:style-name="Standard"><text:span text:style-name="T4">Outils </text:span>: $Universe.</text:p>
      <text:p text:style-name="Standard"/>
      <text:p text:style-name="Standard">2000 <text:span text:style-name="T6">(6 mois) </text:span>Technicien informatique Unix, Riva-Anker, Nanterre.</text:p>
      <text:p text:style-name="P10">Technicien informatique </text:p>
      <text:p text:style-name="P12">Migration des systèmes informatiques des Intermarchés.</text:p>
      <text:p text:style-name="Standard">Formateur des techniciens à l’Unix BSD</text:p>
      <text:p text:style-name="Standard"><text:span text:style-name="T1">S</text:span>upport technique</text:p>
      <text:p text:style-name="Standard">Formation des utilisateurs au nouveau système d’encaissements</text:p>
      <text:p text:style-name="Standard"><text:span text:style-name="T4">Système </text:span>: Unix Sco et BSD</text:p>
      <text:p text:style-name="Standard"><text:span text:style-name="T4">Langages </text:span>: Shell</text:p>
      <text:p text:style-name="Standard"/>
      <text:p text:style-name="Standard">1996–2000 <text:span text:style-name="T6">(41 mois) </text:span>Tech<text:span text:style-name="T6">nicien </text:span>de maintenance, Responsable d’agence, Micro-Maintenance-France, Paris puis Arras.</text:p>
      <text:p text:style-name="P13">Tech<text:span text:style-name="T6">nicien </text:span>de maintenance, Responsable d’agence</text:p>
      <text:p text:style-name="Standard">Maintenance des systèmes &amp; matériels pour pharmacies de ville.</text:p>
      <text:p text:style-name="Standard">Responsable des trois techniciens de l’agence d’Arras.</text:p>
      <text:p text:style-name="Standard">Gestion des stocks et planification des interventions et installations.</text:p>
      <text:p text:style-name="Standard">Dépannage sur site et par téléphone</text:p>
      <text:p text:style-name="Standard">Formation de clients et du personnel.</text:p>
      <text:p text:style-name="Standard"><text:span text:style-name="T4">Système </text:span>: Unix Interactif et Sco</text:p>
      <text:p text:style-name="Standard"><text:span text:style-name="T4">Langages </text:span>: Shell</text:p>
      <text:p text:style-name="Standard"/>
      <text:p text:style-name="Subtitle">Formation : Électronique</text:p>
      <text:p text:style-name="Standard">1994 B.T.S.</text:p>
      <text:p text:style-name="Standard">1992 Baccalauréat.</text:p>
      <text:p text:style-name="Standard"><text:soft-page-break/>1990 B.E.P.</text:p>
      <text:p text:style-name="Subtitle">Centres d’intérêts</text:p>
      <text:p text:style-name="Standard">Informatique autodidacte, curieux et passionné de logiciels libres</text:p>
      <text:p text:style-name="Standard">Utilisateur de GNU/Linux depuis 1999, Debian depuis 2002</text:p>
      <text:p text:style-name="Standard">L’entraide </text:p>
      <text:p text:style-name="P3">Lecture de romans, de revues informatiques et musicales.</text:p>
      <text:p text:style-name="P3">Membre d<text:span text:style-name="T1">es </text:span>association<text:span text:style-name="T1">s </text:span>:</text:p>
      <text:list xml:id="list2987749939" text:style-name="L5">
        <text:list-item>
          <text:p text:style-name="P8"><text:span text:style-name="T1">Oisux pour la </text:span>promotion des Logiciels Libres,</text:p>
        </text:list-item>
        <text:list-item>
          <text:p text:style-name="P7">Orry-en-Transition pour l’amélioration du cadre de vie des Orrygeoises et Orrygeois,</text:p>
        </text:list-item>
      </text:list>
      <text:p text:style-name="Standard"><text:span text:style-name="T1">P</text:span>etit gratteur de cordes de guitare.</text:p>
      <text:p text:style-name="Standard">Auteur d’une conférence sur Led Zeppeli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Fira Code Retina" svg:font-family="'Fira Code Retin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9pt" style:font-size-asian="7.84999990463257pt" style:font-size-complex="9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start" style:justify-single-word="false"/>
      <style:text-properties fo:font-size="11pt" style:font-size-asian="9.60000038146973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5:14:25.838947143</meta:creation-date>
    <dc:date>2022-09-27T15:53:43.575009046</dc:date>
    <meta:editing-duration>PT2M7S</meta:editing-duration>
    <meta:editing-cycles>1</meta:editing-cycles>
    <meta:document-statistic meta:table-count="0" meta:image-count="0" meta:object-count="0" meta:page-count="7" meta:paragraph-count="385" meta:word-count="2989" meta:character-count="19499" meta:non-whitespace-character-count="16940"/>
    <meta:generator>LibreOffice/7.0.4.2$Linux_X86_64 LibreOffice_project/00$Build-2</meta:generator>
  </office:meta>
</office:document-meta>
</file>